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60000020C7F394DC9575AE1F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1" svg:font-family="'JetBrains Mono', monospace"/>
    <style:font-face style:name="Lohit Devanagari1" svg:font-family="'Lohit Devanagari'"/>
    <style:font-face style:name="JetBrains Mono2" svg:font-family="'JetBrains Mono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0e4536" officeooo:paragraph-rsid="001388cf"/>
    </style:style>
    <style:style style:name="P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115077" officeooo:paragraph-rsid="001388cf"/>
    </style:style>
    <style:style style:name="P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6776f" officeooo:paragraph-rsid="0016776f" style:font-size-asian="12pt" style:font-style-asian="normal" style:font-weight-asian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18e0f3" style:font-size-asian="12pt" style:font-style-asian="normal" style:font-weight-asian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2bcda4" officeooo:paragraph-rsid="002bcda4" style:font-size-asian="12pt" style:font-style-asian="normal" style:font-weight-asian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style:text-underline-style="solid" style:text-underline-width="auto" style:text-underline-color="font-color" officeooo:rsid="001191e8" officeooo:paragraph-rsid="001388cf"/>
    </style:style>
    <style:style style:name="P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558836" officeooo:paragraph-rsid="001388cf" style:font-size-asian="12pt" style:font-style-asian="normal" style:font-weight-asian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191e8" officeooo:paragraph-rsid="001388cf" style:font-size-asian="12pt" style:font-style-asian="normal" style:font-weight-asian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38f79" officeooo:paragraph-rsid="001388cf" style:font-size-asian="12pt" style:font-style-asian="normal" style:font-weight-asian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38f79" officeooo:paragraph-rsid="001c74ea" style:font-size-asian="12pt" style:font-style-asian="normal" style:font-weight-asian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38f79" officeooo:paragraph-rsid="00271712" style:font-size-asian="12pt" style:font-style-asian="normal" style:font-weight-asian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4cadd" officeooo:paragraph-rsid="001388cf" style:font-size-asian="12pt" style:font-style-asian="normal" style:font-weight-asian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766b5" style:font-size-asian="12pt" style:font-style-asian="normal" style:font-weight-asian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64244" style:font-size-asian="12pt" style:font-style-asian="normal" style:font-weight-asian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ac6dd" style:font-size-asian="12pt" style:font-style-asian="normal" style:font-weight-asian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c74ea" officeooo:paragraph-rsid="001c74ea" style:font-size-asian="12pt" style:font-style-asian="normal" style:font-weight-asian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766b5" officeooo:paragraph-rsid="00271712" style:font-size-asian="12pt" style:font-style-asian="normal" style:font-weight-asian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766b5" officeooo:paragraph-rsid="002f2e7f" style:font-size-asian="12pt" style:font-style-asian="normal" style:font-weight-asian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71712" officeooo:paragraph-rsid="00271712" style:font-size-asian="12pt" style:font-style-asian="normal" style:font-weight-asian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a7a6e" officeooo:paragraph-rsid="002a7a6e" style:font-size-asian="12pt" style:font-style-asian="normal" style:font-weight-asian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abbf5" officeooo:paragraph-rsid="002abbf5" style:font-size-asian="12pt" style:font-style-asian="normal" style:font-weight-asian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bcda4" officeooo:paragraph-rsid="002bcda4" style:font-size-asian="12pt" style:font-style-asian="normal" style:font-weight-asian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bcda4" officeooo:paragraph-rsid="002d0d20" style:font-size-asian="12pt" style:font-style-asian="normal" style:font-weight-asian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bcda4" officeooo:paragraph-rsid="002d50a0" style:font-size-asian="12pt" style:font-style-asian="normal" style:font-weight-asian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d0d20" officeooo:paragraph-rsid="002d0d20" style:font-size-asian="12pt" style:font-style-asian="normal" style:font-weight-asian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e9f0c" officeooo:paragraph-rsid="002e9f0c" style:font-size-asian="12pt" style:font-style-asian="normal" style:font-weight-asian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f2e7f" officeooo:paragraph-rsid="002f2e7f" style:font-size-asian="12pt" style:font-style-asian="normal" style:font-weight-asian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191e8" officeooo:paragraph-rsid="001388cf" style:font-size-asian="12pt" style:font-style-asian="normal" style:font-weight-asian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6776f" officeooo:paragraph-rsid="0016776f" style:font-size-asian="12pt" style:font-style-asian="normal" style:font-weight-asian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6776f" officeooo:paragraph-rsid="001ac6dd" style:font-size-asian="12pt" style:font-style-asian="normal" style:font-weight-asian="normal"/>
    </style:style>
    <style:style style:name="P3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6776f" officeooo:paragraph-rsid="00271712" style:font-size-asian="12pt" style:font-style-asian="normal" style:font-weight-asian="normal"/>
    </style:style>
    <style:style style:name="P3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766b5" officeooo:paragraph-rsid="001766b5" style:font-size-asian="12pt" style:font-style-asian="normal" style:font-weight-asian="normal"/>
    </style:style>
    <style:style style:name="P3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766b5" officeooo:paragraph-rsid="001c74ea" style:font-size-asian="12pt" style:font-style-asian="normal" style:font-weight-asian="normal"/>
    </style:style>
    <style:style style:name="P3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766b5" officeooo:paragraph-rsid="00271712" style:font-size-asian="12pt" style:font-style-asian="normal" style:font-weight-asian="normal"/>
    </style:style>
    <style:style style:name="P3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18e0f3" style:font-size-asian="12pt" style:font-style-asian="normal" style:font-weight-asian="normal"/>
    </style:style>
    <style:style style:name="P3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1ac6dd" style:font-size-asian="12pt" style:font-style-asian="normal" style:font-weight-asian="normal"/>
    </style:style>
    <style:style style:name="P3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271712" style:font-size-asian="12pt" style:font-style-asian="normal" style:font-weight-asian="normal"/>
    </style:style>
    <style:style style:name="P3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ac6dd" officeooo:paragraph-rsid="001ac6dd" style:font-size-asian="12pt" style:font-style-asian="normal" style:font-weight-asian="normal"/>
    </style:style>
    <style:style style:name="P3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c74ea" officeooo:paragraph-rsid="001c74ea" style:font-size-asian="12pt" style:font-style-asian="normal" style:font-weight-asian="normal"/>
    </style:style>
    <style:style style:name="P4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e556b" officeooo:paragraph-rsid="001e556b" style:font-size-asian="12pt" style:font-style-asian="normal" style:font-weight-asian="normal"/>
    </style:style>
    <style:style style:name="P4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221eae" officeooo:paragraph-rsid="00221eae" style:font-size-asian="12pt" style:font-style-asian="normal" style:font-weight-asian="normal"/>
    </style:style>
    <style:style style:name="P4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2bcda4" officeooo:paragraph-rsid="002bcda4" style:font-size-asian="12pt" style:font-style-asian="normal" style:font-weight-asian="normal"/>
    </style:style>
    <style:style style:name="P4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2bcda4" officeooo:paragraph-rsid="002f2e7f" style:font-size-asian="12pt" style:font-style-asian="normal" style:font-weight-asian="normal"/>
    </style:style>
    <style:style style:name="P4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fo:font-weight="normal" officeooo:rsid="002f2e7f" officeooo:paragraph-rsid="002f2e7f" style:font-size-asian="12pt" style:font-style-asian="normal" style:font-weight-asian="normal"/>
    </style:style>
    <style:style style:name="P4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officeooo:paragraph-rsid="001ac6dd"/>
    </style:style>
    <style:style style:name="P4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0e4536" officeooo:paragraph-rsid="001388cf"/>
    </style:style>
    <style:style style:name="P4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0e4536" officeooo:paragraph-rsid="001388cf"/>
    </style:style>
    <style:style style:name="P4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0e4536" officeooo:paragraph-rsid="003473c5"/>
    </style:style>
    <style:style style:name="P4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0e4536" officeooo:paragraph-rsid="00393910"/>
    </style:style>
    <style:style style:name="P5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36148" officeooo:paragraph-rsid="00336148"/>
    </style:style>
    <style:style style:name="P5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solid" style:text-underline-width="auto" style:text-underline-color="font-color" officeooo:rsid="00336148" officeooo:paragraph-rsid="00336148"/>
    </style:style>
    <style:style style:name="P5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solid" style:text-underline-width="auto" style:text-underline-color="font-color" fo:font-weight="bold" officeooo:rsid="00224a2f" officeooo:paragraph-rsid="00224a2f" style:font-weight-asian="bold" style:font-weight-complex="bold"/>
    </style:style>
    <style:style style:name="P5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solid" style:text-underline-width="auto" style:text-underline-color="font-color" fo:font-weight="bold" officeooo:rsid="0023747f" officeooo:paragraph-rsid="0023747f" style:font-weight-asian="bold" style:font-weight-complex="bold"/>
    </style:style>
    <style:style style:name="P5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solid" style:text-underline-width="auto" style:text-underline-color="font-color" officeooo:rsid="00393910" officeooo:paragraph-rsid="00393910"/>
    </style:style>
    <style:style style:name="P5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39052" officeooo:paragraph-rsid="00339052"/>
    </style:style>
    <style:style style:name="P5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39052" officeooo:paragraph-rsid="0033ee57"/>
    </style:style>
    <style:style style:name="P5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39052" officeooo:paragraph-rsid="00346de8"/>
    </style:style>
    <style:style style:name="P5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339052"/>
    </style:style>
    <style:style style:name="P5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3ee57" officeooo:paragraph-rsid="0033ee57"/>
    </style:style>
    <style:style style:name="P6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115077" officeooo:paragraph-rsid="001388cf"/>
    </style:style>
    <style:style style:name="P6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115077" officeooo:paragraph-rsid="0016776f"/>
    </style:style>
    <style:style style:name="P6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115077" officeooo:paragraph-rsid="001ac6dd"/>
    </style:style>
    <style:style style:name="P6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115077" officeooo:paragraph-rsid="00271712"/>
    </style:style>
    <style:style style:name="P6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1388cf"/>
    </style:style>
    <style:style style:name="P6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fo:font-style="normal" fo:font-weight="normal" officeooo:rsid="00558836" officeooo:paragraph-rsid="001388cf" style:font-size-asian="12pt" style:font-style-asian="normal" style:font-weight-asian="normal"/>
    </style:style>
    <style:style style:name="P6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officeooo:paragraph-rsid="00393910" style:font-size-asian="12pt" style:font-size-complex="12pt"/>
    </style:style>
    <style:style style:name="P6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115077" officeooo:paragraph-rsid="001388cf"/>
    </style:style>
    <style:style style:name="P6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224a2f" officeooo:paragraph-rsid="00224a2f"/>
    </style:style>
    <style:style style:name="P6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23747f" officeooo:paragraph-rsid="0023747f"/>
    </style:style>
    <style:style style:name="P7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fo:font-weight="normal" officeooo:rsid="0023747f" officeooo:paragraph-rsid="0023747f" style:font-weight-asian="normal" style:font-weight-complex="normal"/>
    </style:style>
    <style:style style:name="P7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fo:font-weight="normal" officeooo:rsid="0023747f" officeooo:paragraph-rsid="0023a76d" style:font-weight-asian="normal" style:font-weight-complex="normal"/>
    </style:style>
    <style:style style:name="P7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fo:font-weight="normal" officeooo:rsid="0023a76d" officeooo:paragraph-rsid="0023a76d" style:font-weight-asian="normal" style:font-weight-complex="normal"/>
    </style:style>
    <style:style style:name="P7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26bc66" officeooo:paragraph-rsid="0026bc66"/>
    </style:style>
    <style:style style:name="P7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2f2e7f" officeooo:paragraph-rsid="002f2e7f"/>
    </style:style>
    <style:style style:name="P7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36d5c1" officeooo:paragraph-rsid="0036d5c1"/>
    </style:style>
    <style:style style:name="P7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23a76d" officeooo:paragraph-rsid="0023a76d"/>
    </style:style>
    <style:style style:name="P7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23a76d"/>
    </style:style>
    <style:style style:name="P7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6d5c1" officeooo:paragraph-rsid="0036d5c1"/>
    </style:style>
    <style:style style:name="P7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7c0c4" officeooo:paragraph-rsid="0037c0c4"/>
    </style:style>
    <style:style style:name="P8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393910"/>
    </style:style>
    <style:style style:name="P8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67d17" style:font-name="Liberation Serif" fo:font-size="10pt" style:text-underline-style="none" fo:font-weight="normal" officeooo:rsid="0023a76d" officeooo:paragraph-rsid="0023a76d" style:font-size-asian="10pt" style:font-weight-asian="normal" style:font-weight-complex="normal"/>
    </style:style>
    <style:style style:name="P8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67d17" style:font-name="Liberation Serif" fo:font-size="10pt" style:text-underline-style="none" fo:font-weight="normal" officeooo:rsid="0023747f" officeooo:paragraph-rsid="0023a76d" style:font-size-asian="10pt" style:font-weight-asian="normal" style:font-weight-complex="normal"/>
    </style:style>
    <style:style style:name="P8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67d17" style:font-name="Liberation Serif" fo:font-size="10pt" officeooo:paragraph-rsid="0023a76d" style:font-size-asian="10pt"/>
    </style:style>
    <style:style style:name="P8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67d17" style:font-name="Liberation Serif" fo:font-size="12pt" fo:font-style="normal" style:text-underline-style="none" fo:font-weight="normal" officeooo:rsid="002abbf5" officeooo:paragraph-rsid="002abbf5" fo:background-color="#ffffff" style:font-size-asian="12pt" style:font-style-asian="normal" style:font-weight-asian="normal"/>
    </style:style>
    <style:style style:name="P8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5800" style:font-name="Liberation Serif" fo:font-size="12pt" fo:font-style="normal" style:text-underline-style="none" fo:font-weight="normal" officeooo:rsid="001766b5" officeooo:paragraph-rsid="00271712" style:font-size-asian="12pt" style:font-style-asian="normal" style:font-weight-asian="normal"/>
    </style:style>
    <style:style style:name="P8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ce181e" style:font-name="Liberation Serif" fo:font-size="12pt" fo:font-style="normal" style:text-underline-style="none" fo:font-weight="normal" officeooo:rsid="002e9f0c" officeooo:paragraph-rsid="002e9f0c" style:font-size-asian="12pt" style:font-style-asian="normal" style:font-weight-asian="normal"/>
    </style:style>
    <style:style style:name="P8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ce181e" style:font-name="Liberation Serif" officeooo:paragraph-rsid="002f2e7f"/>
    </style:style>
    <style:style style:name="P8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rsid="000e4536" officeooo:paragraph-rsid="003473c5" fo:background-color="#ffffff"/>
    </style:style>
    <style:style style:name="P8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rsid="003473c5" officeooo:paragraph-rsid="003473c5" fo:background-color="#ffffff"/>
    </style:style>
    <style:style style:name="P9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rsid="00359b00" officeooo:paragraph-rsid="00359b00" fo:background-color="#ffffff"/>
    </style:style>
    <style:style style:name="P9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style:text-underline-style="none" officeooo:rsid="00359b00" officeooo:paragraph-rsid="00359b00" fo:background-color="#ffffff"/>
    </style:style>
    <style:style style:name="P9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763b" style:font-name="Liberation Serif" officeooo:rsid="00359b00" officeooo:paragraph-rsid="00359b00" fo:background-color="#ffffff"/>
    </style:style>
    <style:style style:name="P9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763b" style:font-name="Liberation Serif" officeooo:rsid="0033ee57" officeooo:paragraph-rsid="0033ee57"/>
    </style:style>
    <style:style style:name="P94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style:font-name="Liberation Serif" officeooo:rsid="000e4536" officeooo:paragraph-rsid="001388cf"/>
    </style:style>
    <style:style style:name="P95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style:font-name="Liberation Serif" officeooo:rsid="000e4536" officeooo:paragraph-rsid="003473c5"/>
    </style:style>
    <style:style style:name="P96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style:font-name="Liberation Serif" style:text-underline-style="none" officeooo:rsid="00224a2f" officeooo:paragraph-rsid="00224a2f"/>
    </style:style>
    <style:style style:name="P97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style:font-name="Liberation Serif" officeooo:rsid="00115077" officeooo:paragraph-rsid="002bcda4"/>
    </style:style>
    <style:style style:name="P98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fo:color="#000000" style:font-name="Liberation Serif" fo:font-size="12pt" fo:font-style="normal" style:text-underline-style="none" fo:font-weight="normal" officeooo:rsid="00164244" officeooo:paragraph-rsid="00164244" style:font-size-asian="12pt" style:font-style-asian="normal" style:font-weight-asian="normal"/>
    </style:style>
    <style:style style:name="P99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1ac6dd" style:font-size-asian="12pt" style:font-style-asian="normal" style:font-weight-asian="normal"/>
    </style:style>
    <style:style style:name="P10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background-color="#ffffff"/>
    </style:style>
    <style:style style:name="P10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paragraph-rsid="0033ee57" fo:background-color="#ffffff"/>
    </style:style>
    <style:style style:name="P10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paragraph-rsid="001c74ea" fo:background-color="#ffffff"/>
    </style:style>
    <style:style style:name="P10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rsid="001cb70b" officeooo:paragraph-rsid="001cb70b" fo:background-color="#ffffff"/>
    </style:style>
    <style:style style:name="P10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rsid="001e556b" officeooo:paragraph-rsid="001e556b" fo:background-color="#ffffff"/>
    </style:style>
    <style:style style:name="P10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font-size="12pt" fo:font-style="normal" style:text-underline-style="none" fo:font-weight="normal" officeooo:rsid="001c74ea" officeooo:paragraph-rsid="001c74ea" fo:background-color="#ffffff" style:font-size-asian="12pt" style:font-style-asian="normal" style:font-weight-asian="normal"/>
    </style:style>
    <style:style style:name="P10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font-size="12pt" fo:font-style="normal" style:text-underline-style="none" fo:font-weight="normal" officeooo:rsid="001c74ea" officeooo:paragraph-rsid="001c74ea" fo:background-color="#ffffff" style:font-name-asian="DejaVu Sans Mono" style:font-size-asian="12pt" style:font-style-asian="normal" style:font-weight-asian="normal" style:font-name-complex="Liberation Mono" style:font-size-complex="10pt"/>
    </style:style>
    <style:style style:name="P10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font-size="12pt" fo:font-style="normal" style:text-underline-style="solid" style:text-underline-width="auto" style:text-underline-color="font-color" fo:font-weight="normal" officeooo:rsid="001c74ea" officeooo:paragraph-rsid="001c74ea" fo:background-color="#ffffff" style:font-size-asian="12pt" style:font-style-asian="normal" style:font-weight-asian="normal"/>
    </style:style>
    <style:style style:name="P10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64244" style:font-size-asian="12pt" style:font-style-asian="normal" style:font-weight-asian="normal"/>
    </style:style>
    <style:style style:name="P10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ac6dd" style:font-size-asian="12pt" style:font-style-asian="normal" style:font-weight-asian="normal"/>
    </style:style>
    <style:style style:name="P110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color="#000000" style:font-name="Liberation Serif" fo:font-size="12pt" fo:font-style="normal" style:text-underline-style="none" fo:font-weight="normal" officeooo:rsid="00164244" style:font-size-asian="12pt" style:font-style-asian="normal" style:font-weight-asian="normal"/>
    </style:style>
    <style:style style:name="P111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color="#000000" style:font-name="Liberation Serif" fo:font-size="12pt" fo:font-style="normal" style:text-underline-style="none" fo:font-weight="normal" officeooo:rsid="001ac6dd" officeooo:paragraph-rsid="001ac6dd" style:font-size-asian="12pt" style:font-style-asian="normal" style:font-weight-asian="normal"/>
    </style:style>
    <style:style style:name="P11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cb70b" officeooo:paragraph-rsid="001cb70b" fo:background-color="#ffffff" style:font-size-asian="12pt" style:font-style-asian="normal" style:font-weight-asian="normal"/>
    </style:style>
    <style:style style:name="P113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ac6dd" officeooo:paragraph-rsid="001ac6dd" style:font-size-asian="12pt" style:font-style-asian="normal" style:font-weight-asian="normal"/>
    </style:style>
    <style:style style:name="P11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33b3" style:font-name="Liberation Serif" fo:font-size="10pt" style:text-underline-style="none" officeooo:paragraph-rsid="002d0d20" fo:background-color="#ffffff" style:font-name-asian="DejaVu Sans Mono" style:font-size-asian="10pt" style:font-name-complex="Liberation Mono" style:font-size-complex="10pt"/>
    </style:style>
    <style:style style:name="P11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67d17" style:font-name="Liberation Serif" fo:font-size="12pt" officeooo:paragraph-rsid="00393910" fo:background-color="#ffffff" style:font-size-asian="12pt" style:font-size-complex="12pt"/>
    </style:style>
    <style:style style:name="P116" style:family="paragraph">
      <style:paragraph-properties style:text-autospace="none"/>
    </style:style>
    <style:style style:name="P117" style:family="paragraph">
      <loext:graphic-properties draw:fill="none" draw:fill-color="#ffffff"/>
      <style:paragraph-properties style:text-autospace="none"/>
      <style:text-properties fo:font-size="12pt"/>
    </style:style>
    <style:style style:name="P118" style:family="paragraph">
      <loext:graphic-properties draw:fill="none" draw:fill-color="#ffffff"/>
      <style:paragraph-properties style:text-autospace="none"/>
    </style:style>
    <style:style style:name="P119" style:family="paragraph">
      <style:paragraph-properties fo:margin-left="0cm" fo:margin-right="0cm" fo:text-indent="0cm"/>
    </style:style>
    <style:style style:name="P120" style:family="paragraph">
      <style:paragraph-properties fo:margin-top="0cm" fo:margin-bottom="0.499cm"/>
    </style:style>
    <style:style style:name="P121" style:family="paragraph">
      <loext:graphic-properties draw:fill="none" draw:fill-color="#ffffff"/>
      <style:paragraph-properties fo:margin-left="0cm" fo:margin-right="0cm" fo:text-indent="0cm"/>
      <style:text-properties fo:color="#0033b3" style:font-name="JetBrains Mono1" fo:font-size="12pt" style:font-name-complex="JetBrains Mono1"/>
    </style:style>
    <style:style style:name="P122" style:family="paragraph">
      <style:paragraph-properties fo:margin-left="0cm" fo:margin-right="0cm" fo:text-indent="0cm"/>
      <style:text-properties style:font-name="JetBrains Mono1" fo:font-size="12pt" style:font-name-complex="JetBrains Mono1"/>
    </style:style>
    <style:style style:name="P123" style:family="paragraph">
      <style:text-properties style:font-name="JetBrains Mono1" fo:font-size="12pt" style:font-name-complex="JetBrains Mono1"/>
    </style:style>
    <style:style style:name="P124" style:family="paragraph">
      <style:paragraph-properties fo:margin-top="0cm" fo:margin-bottom="0.499cm"/>
      <style:text-properties style:font-name="JetBrains Mono1" fo:font-size="12pt" style:font-name-complex="JetBrains Mono1"/>
    </style:style>
    <style:style style:name="P125" style:family="paragraph">
      <loext:graphic-properties draw:fill="none" draw:fill-color="#ffffff"/>
      <style:paragraph-properties fo:margin-left="0cm" fo:margin-right="0cm" fo:text-indent="0cm"/>
      <style:text-properties style:font-name="JetBrains Mono1" fo:font-size="12pt" style:font-name-complex="JetBrains Mono1"/>
    </style:style>
    <style:style style:name="T1" style:family="text">
      <style:text-properties officeooo:rsid="001022d7"/>
    </style:style>
    <style:style style:name="T2" style:family="text">
      <style:text-properties fo:color="#000000"/>
    </style:style>
    <style:style style:name="T3" style:family="text">
      <style:text-properties fo:color="#000000" style:text-underline-style="solid" style:text-underline-width="auto" style:text-underline-color="font-color" officeooo:rsid="001191e8"/>
    </style:style>
    <style:style style:name="T4" style:family="text">
      <style:text-properties fo:color="#000000" style:font-name="JetBrains Mono1" fo:background-color="#ffffff" loext:char-shading-value="0"/>
    </style:style>
    <style:style style:name="T5" style:family="text">
      <style:text-properties fo:color="#000000" style:font-name="JetBrains Mono1" officeooo:rsid="00393910" fo:background-color="#ffffff" loext:char-shading-value="0"/>
    </style:style>
    <style:style style:name="T6" style:family="text">
      <style:text-properties fo:color="#000000" fo:font-size="12pt" fo:background-color="#ffffff" loext:char-shading-value="0" style:font-size-asian="12pt"/>
    </style:style>
    <style:style style:name="T7" style:family="text">
      <style:text-properties fo:color="#000000" fo:background-color="#ffffff" loext:char-shading-value="0"/>
    </style:style>
    <style:style style:name="T8" style:family="text">
      <style:text-properties fo:color="#000000" officeooo:rsid="00393910" fo:background-color="#ffffff" loext:char-shading-value="0"/>
    </style:style>
    <style:style style:name="T9" style:family="text">
      <style:text-properties fo:color="#000000" style:font-name="Liberation Serif" style:text-underline-style="solid" style:text-underline-width="auto" style:text-underline-color="font-color" officeooo:rsid="001191e8"/>
    </style:style>
    <style:style style:name="T10" style:family="text">
      <style:text-properties fo:color="#000000" officeooo:rsid="00393910"/>
    </style:style>
    <style:style style:name="T11" style:family="text">
      <style:text-properties fo:color="#000000" officeooo:rsid="003ab2eb"/>
    </style:style>
    <style:style style:name="T12" style:family="text">
      <style:text-properties officeooo:rsid="00558836"/>
    </style:style>
    <style:style style:name="T13" style:family="text">
      <style:text-properties fo:font-size="12pt" fo:font-style="normal" style:text-underline-style="none" fo:font-weight="normal" officeooo:rsid="00164244" style:font-size-asian="12pt" style:font-style-asian="normal" style:font-weight-asian="normal"/>
    </style:style>
    <style:style style:name="T14" style:family="text">
      <style:text-properties fo:font-size="12pt" fo:font-style="normal" style:text-underline-style="none" fo:font-weight="normal" officeooo:rsid="001ac6dd" style:font-size-asian="12pt" style:font-style-asian="normal" style:font-weight-asian="normal"/>
    </style:style>
    <style:style style:name="T15" style:family="text">
      <style:text-properties fo:font-size="12pt" fo:font-style="normal" style:text-underline-style="none" fo:font-weight="normal" officeooo:rsid="002f2e7f" style:font-size-asian="12pt" style:font-style-asian="normal" style:font-weight-asian="normal"/>
    </style:style>
    <style:style style:name="T16" style:family="text">
      <style:text-properties fo:font-size="12pt" fo:font-style="normal" fo:font-weight="normal" style:font-size-asian="12pt" style:font-style-asian="normal" style:font-weight-asian="normal"/>
    </style:style>
    <style:style style:name="T17" style:family="text">
      <style:text-properties fo:font-size="12pt" fo:font-style="normal" fo:font-weight="normal" officeooo:rsid="00558836" style:font-size-asian="12pt" style:font-style-asian="normal" style:font-weight-asian="normal"/>
    </style:style>
    <style:style style:name="T18" style:family="text">
      <style:text-properties fo:font-size="12pt" fo:font-style="normal" fo:font-weight="normal" officeooo:rsid="002f2e7f" style:font-size-asian="12pt" style:font-style-asian="normal" style:font-weight-asian="normal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color="#ce181e"/>
    </style:style>
    <style:style style:name="T21" style:family="text">
      <style:text-properties fo:color="#ce181e" fo:font-size="12pt" fo:font-style="normal" style:text-underline-style="none" fo:font-weight="normal" officeooo:rsid="00164244" style:font-size-asian="12pt" style:font-style-asian="normal" style:font-weight-asian="normal"/>
    </style:style>
    <style:style style:name="T22" style:family="text">
      <style:text-properties officeooo:rsid="0016776f"/>
    </style:style>
    <style:style style:name="T23" style:family="text">
      <style:text-properties officeooo:rsid="001766b5"/>
    </style:style>
    <style:style style:name="T24" style:family="text">
      <style:text-properties officeooo:rsid="001ac6dd"/>
    </style:style>
    <style:style style:name="T25" style:family="text">
      <style:text-properties fo:color="#080808" fo:background-color="#ffffff" loext:char-shading-value="0"/>
    </style:style>
    <style:style style:name="T26" style:family="text">
      <style:text-properties fo:color="#080808" officeooo:rsid="00336148" fo:background-color="#ffffff" loext:char-shading-value="0"/>
    </style:style>
    <style:style style:name="T27" style:family="text">
      <style:text-properties fo:color="#080808" officeooo:rsid="003473c5" fo:background-color="#ffffff" loext:char-shading-value="0"/>
    </style:style>
    <style:style style:name="T28" style:family="text">
      <style:text-properties fo:color="#080808" fo:font-size="12pt" fo:background-color="#ffffff" loext:char-shading-value="0" style:font-size-asian="12pt"/>
    </style:style>
    <style:style style:name="T29" style:family="text">
      <style:text-properties fo:color="#080808" style:font-name-asian="DejaVu Sans Mono" style:font-name-complex="Liberation Mono" style:font-size-complex="10pt"/>
    </style:style>
    <style:style style:name="T30" style:family="text">
      <style:text-properties fo:color="#080808" officeooo:rsid="001c74ea" style:font-name-asian="DejaVu Sans Mono" style:font-name-complex="Liberation Mono" style:font-size-complex="10pt"/>
    </style:style>
    <style:style style:name="T31" style:family="text">
      <style:text-properties fo:color="#080808" style:text-underline-style="solid" style:text-underline-width="auto" style:text-underline-color="font-color" fo:background-color="#ffffff" loext:char-shading-value="0"/>
    </style:style>
    <style:style style:name="T32" style:family="text">
      <style:text-properties fo:color="#080808" style:text-underline-style="solid" style:text-underline-width="auto" style:text-underline-color="font-color" officeooo:rsid="00336148" fo:background-color="#ffffff" loext:char-shading-value="0"/>
    </style:style>
    <style:style style:name="T33" style:family="text">
      <style:text-properties fo:color="#080808" style:text-underline-style="solid" style:text-underline-width="auto" style:text-underline-color="font-color" officeooo:rsid="003473c5" fo:background-color="#ffffff" loext:char-shading-value="0"/>
    </style:style>
    <style:style style:name="T34" style:family="text">
      <style:text-properties fo:color="#0033b3"/>
    </style:style>
    <style:style style:name="T35" style:family="text">
      <style:text-properties fo:color="#0033b3" fo:background-color="#ffffff" loext:char-shading-value="0"/>
    </style:style>
    <style:style style:name="T36" style:family="text">
      <style:text-properties fo:color="#067d17"/>
    </style:style>
    <style:style style:name="T37" style:family="text">
      <style:text-properties fo:color="#067d17" fo:background-color="#ffffff" loext:char-shading-value="0"/>
    </style:style>
    <style:style style:name="T38" style:family="text">
      <style:text-properties fo:color="#067d17" officeooo:rsid="001cb70b"/>
    </style:style>
    <style:style style:name="T39" style:family="text">
      <style:text-properties fo:color="#067d17" fo:font-size="10pt" style:text-underline-style="none" fo:font-weight="normal" style:font-size-asian="10pt" style:font-weight-asian="normal" style:font-weight-complex="normal"/>
    </style:style>
    <style:style style:name="T40" style:family="text">
      <style:text-properties fo:color="#067d17" fo:font-size="10pt" style:text-underline-style="none" fo:font-weight="normal" officeooo:rsid="0023a76d" style:font-size-asian="10pt" style:font-weight-asian="normal" style:font-weight-complex="normal"/>
    </style:style>
    <style:style style:name="T41" style:family="text">
      <style:text-properties fo:color="#067d17" fo:font-size="10pt" style:font-size-asian="10pt"/>
    </style:style>
    <style:style style:name="T42" style:family="text">
      <style:text-properties fo:color="#067d17" fo:font-size="10pt" officeooo:rsid="0023a76d" style:font-size-asian="10pt"/>
    </style:style>
    <style:style style:name="T43" style:family="text">
      <style:text-properties fo:color="#871094"/>
    </style:style>
    <style:style style:name="T44" style:family="text">
      <style:text-properties fo:color="#871094" fo:background-color="#ffffff" loext:char-shading-value="0"/>
    </style:style>
    <style:style style:name="T45" style:family="text">
      <style:text-properties fo:color="#871094" fo:font-style="italic"/>
    </style:style>
    <style:style style:name="T46" style:family="text">
      <style:text-properties officeooo:rsid="001c74ea"/>
    </style:style>
    <style:style style:name="T47" style:family="text">
      <style:text-properties fo:color="#00627a"/>
    </style:style>
    <style:style style:name="T48" style:family="text">
      <style:text-properties fo:color="#00627a" style:font-name="JetBrains Mono1" fo:background-color="#ffffff" loext:char-shading-value="0"/>
    </style:style>
    <style:style style:name="T49" style:family="text">
      <style:text-properties fo:color="#00627a" fo:background-color="#ffffff" loext:char-shading-value="0"/>
    </style:style>
    <style:style style:name="T50" style:family="text">
      <style:text-properties officeooo:rsid="001cb70b"/>
    </style:style>
    <style:style style:name="T51" style:family="text">
      <style:text-properties style:text-underline-style="none"/>
    </style:style>
    <style:style style:name="T52" style:family="text">
      <style:text-properties style:text-underline-style="none" officeooo:rsid="001cb70b"/>
    </style:style>
    <style:style style:name="T53" style:family="text">
      <style:text-properties style:text-underline-style="none" fo:font-weight="normal" style:font-weight-asian="normal" style:font-weight-complex="normal"/>
    </style:style>
    <style:style style:name="T54" style:family="text">
      <style:text-properties style:text-underline-style="none" officeooo:rsid="001766b5"/>
    </style:style>
    <style:style style:name="T55" style:family="text">
      <style:text-properties style:text-underline-style="none" officeooo:rsid="001ac6dd"/>
    </style:style>
    <style:style style:name="T56" style:family="text">
      <style:text-properties style:text-underline-style="none" officeooo:rsid="002f2e7f"/>
    </style:style>
    <style:style style:name="T57" style:family="text">
      <style:text-properties officeooo:rsid="0021ffff"/>
    </style:style>
    <style:style style:name="T58" style:family="text">
      <style:text-properties officeooo:rsid="0023747f"/>
    </style:style>
    <style:style style:name="T59" style:family="text">
      <style:text-properties officeooo:rsid="0025b120"/>
    </style:style>
    <style:style style:name="T60" style:family="text">
      <style:text-properties officeooo:rsid="00271712"/>
    </style:style>
    <style:style style:name="T61" style:family="text">
      <style:text-properties fo:background-color="#fff200" loext:char-shading-value="0"/>
    </style:style>
    <style:style style:name="T62" style:family="text">
      <style:text-properties officeooo:rsid="00271712" fo:background-color="#fff200" loext:char-shading-value="0"/>
    </style:style>
    <style:style style:name="T63" style:family="text">
      <style:text-properties officeooo:rsid="0028ea6b"/>
    </style:style>
    <style:style style:name="T64" style:family="text">
      <style:text-properties officeooo:rsid="002bcda4"/>
    </style:style>
    <style:style style:name="T65" style:family="text">
      <style:text-properties officeooo:rsid="002d0d20"/>
    </style:style>
    <style:style style:name="T66" style:family="text">
      <style:text-properties fo:color="#174ad4" fo:background-color="#ffffff" loext:char-shading-value="0"/>
    </style:style>
    <style:style style:name="T67" style:family="text">
      <style:text-properties officeooo:rsid="00336148"/>
    </style:style>
    <style:style style:name="T68" style:family="text">
      <style:text-properties officeooo:rsid="000e4536"/>
    </style:style>
    <style:style style:name="T69" style:family="text">
      <style:text-properties style:font-name="Liberation Serif"/>
    </style:style>
    <style:style style:name="T70" style:family="text">
      <style:text-properties officeooo:rsid="003473c5"/>
    </style:style>
    <style:style style:name="T71" style:family="text">
      <style:text-properties style:text-underline-style="solid" style:text-underline-width="auto" style:text-underline-color="font-color" officeooo:rsid="00336148"/>
    </style:style>
    <style:style style:name="T72" style:family="text">
      <style:text-properties style:text-underline-style="solid" style:text-underline-width="auto" style:text-underline-color="font-color" officeooo:rsid="003473c5"/>
    </style:style>
    <style:style style:name="T73" style:family="text">
      <style:text-properties style:text-underline-style="solid" style:text-underline-width="auto" style:text-underline-color="font-color" officeooo:rsid="00393910"/>
    </style:style>
    <style:style style:name="T74" style:family="text">
      <style:text-properties officeooo:rsid="00359b00"/>
    </style:style>
    <style:style style:name="T75" style:family="text">
      <style:text-properties fo:color="#ff0000"/>
    </style:style>
    <style:style style:name="T76" style:family="text">
      <style:text-properties fo:color="#ff0000" officeooo:rsid="00359b00"/>
    </style:style>
    <style:style style:name="T77" style:family="text">
      <style:text-properties fo:color="#0000dc"/>
    </style:style>
    <style:style style:name="T78" style:family="text">
      <style:text-properties fo:color="#0000dc" officeooo:rsid="00359b00"/>
    </style:style>
    <style:style style:name="T79" style:family="text">
      <style:text-properties officeooo:rsid="00393910"/>
    </style:style>
    <style:style style:name="T80" style:family="text">
      <style:text-properties fo:font-size="10pt" style:font-size-asian="10pt" style:font-size-complex="10pt"/>
    </style:style>
    <style:style style:name="T81" style:family="text">
      <style:text-properties fo:color="#8c8c8c" style:font-name="JetBrains Mono2" fo:font-size="10pt" fo:font-style="italic" style:font-name-asian="JetBrains Mono2" style:font-size-asian="10pt" style:font-style-asian="italic" style:font-name-complex="JetBrains Mono2" style:font-size-complex="10pt" style:font-style-complex="italic"/>
    </style:style>
    <style:style style:name="T82" style:family="text">
      <style:text-properties fo:color="#080808" style:font-name="JetBrains Mono2" fo:font-size="10pt" style:font-name-asian="JetBrains Mono2" style:font-size-asian="10pt" style:font-name-complex="JetBrains Mono2" style:font-size-complex="10pt"/>
    </style:style>
    <style:style style:name="T83" style:family="text">
      <style:text-properties fo:color="#0033b3" style:font-name="JetBrains Mono2" fo:font-size="10pt" style:font-name-asian="JetBrains Mono2" style:font-size-asian="10pt" style:font-name-complex="JetBrains Mono2" style:font-size-complex="10pt"/>
    </style:style>
    <style:style style:name="T84" style:family="text">
      <style:text-properties fo:color="#080808" style:font-name="JetBrains Mono2" fo:font-size="10pt" fo:font-style="italic" style:font-name-asian="JetBrains Mono2" style:font-size-asian="10pt" style:font-style-asian="italic" style:font-name-complex="JetBrains Mono2" style:font-size-complex="10pt" style:font-style-complex="italic"/>
    </style:style>
    <style:style style:name="T85" style:family="text">
      <style:text-properties fo:color="#174ad4" style:font-name="JetBrains Mono2" fo:font-size="10pt" style:font-name-asian="JetBrains Mono2" style:font-size-asian="10pt" style:font-name-complex="JetBrains Mono2" style:font-size-complex="10pt"/>
    </style:style>
    <style:style style:name="T86" style:family="text">
      <style:text-properties fo:color="#067d17" style:font-name="JetBrains Mono2" fo:font-size="10pt" style:font-name-asian="JetBrains Mono2" style:font-size-asian="10pt" style:font-name-complex="JetBrains Mono2" style:font-size-complex="10pt"/>
    </style:style>
    <style:style style:name="T87" style:family="text">
      <style:text-properties fo:color="#871094" style:font-name="JetBrains Mono2" fo:font-size="10pt" style:font-name-asian="JetBrains Mono2" style:font-size-asian="10pt" style:font-name-complex="JetBrains Mono2" style:font-size-complex="10pt"/>
    </style:style>
    <style:style style:name="T88" style:family="text">
      <style:text-properties fo:color="#00627a" style:font-name="JetBrains Mono2" fo:font-size="10pt" style:font-name-asian="JetBrains Mono2" style:font-size-asian="10pt" style:font-name-complex="JetBrains Mono2" style:font-size-complex="10pt"/>
    </style:style>
    <style:style style:name="T89" style:family="text">
      <style:text-properties fo:color="#000000" style:font-name="JetBrains Mono2" fo:font-size="10pt" style:font-name-asian="JetBrains Mono2" style:font-size-asian="10pt" style:font-name-complex="JetBrains Mono2" style:font-size-complex="10pt"/>
    </style:style>
    <style:style style:name="T90" style:family="text">
      <style:text-properties fo:color="#080808" style:font-name="JetBrains Mono2" fo:font-size="10pt" fo:font-weight="normal" style:font-name-asian="JetBrains Mono2" style:font-size-asian="10pt" style:font-weight-asian="normal" style:font-name-complex="JetBrains Mono2" style:font-size-complex="10pt" style:font-weight-complex="normal"/>
    </style:style>
    <style:style style:name="T91" style:family="text">
      <style:text-properties fo:color="#0033b3" style:font-name="JetBrains Mono2" fo:font-size="10pt" fo:font-weight="normal" style:font-name-asian="JetBrains Mono2" style:font-size-asian="10pt" style:font-weight-asian="normal" style:font-name-complex="JetBrains Mono2" style:font-size-complex="10pt" style:font-weight-complex="normal"/>
    </style:style>
    <style:style style:name="T92" style:family="text">
      <style:text-properties fo:color="#174ad4" style:font-name="JetBrains Mono2" fo:font-size="10pt" fo:font-weight="normal" style:font-name-asian="JetBrains Mono2" style:font-size-asian="10pt" style:font-weight-asian="normal" style:font-name-complex="JetBrains Mono2" style:font-size-complex="10pt" style:font-weight-complex="normal"/>
    </style:style>
    <style:style style:name="T93" style:family="text">
      <style:text-properties fo:color="#067d17" style:font-name="JetBrains Mono2" fo:font-size="10pt" fo:font-weight="normal" style:font-name-asian="JetBrains Mono2" style:font-size-asian="10pt" style:font-weight-asian="normal" style:font-name-complex="JetBrains Mono2" style:font-size-complex="10pt" style:font-weight-complex="normal"/>
    </style:style>
    <style:style style:name="T94" style:family="text">
      <style:text-properties fo:color="#000000" fo:font-size="12pt"/>
    </style:style>
    <style:style style:name="T95" style:family="text">
      <style:text-properties fo:color="#000000" style:font-name="JetBrains Mono1" style:font-name-complex="JetBrains Mono1"/>
    </style:style>
    <style:style style:name="T96" style:family="text">
      <style:text-properties fo:color="#080808" style:font-name="JetBrains Mono1" style:font-name-complex="JetBrains Mono1"/>
    </style:style>
    <style:style style:name="T97" style:family="text">
      <style:text-properties fo:color="#0033b3" style:font-name="JetBrains Mono1" style:font-name-complex="JetBrains Mono1"/>
    </style:style>
    <style:style style:name="T98" style:family="text">
      <style:text-properties fo:color="#067d17" style:font-name="JetBrains Mono1" style:font-name-complex="JetBrains Mono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none" draw:fill-color="#ffffff" fo:min-height="8.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6.1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1.8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5.3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fo:min-height="2.4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none" draw:fill-color="#ffffff" fo:min-height="1.2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color="#000000" draw:fill="none" draw:fill-color="#ffffff" fo:min-height="2.4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color="#000000" draw:fill="none" draw:fill-color="#ffffff" fo:min-height="2.6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color="#000000" draw:fill="none" draw:fill-color="#ffffff" fo:min-height="2.67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Spring Framework <text:s/><text:span text:style-name="T67">Аннотации</text:span></text:p>
      <text:p text:style-name="P47">Алишев </text:p>
      <text:p text:style-name="P47"/>
      <text:p text:style-name="P1"><text:span text:style-name="T69">Плэй лист <text:s text:c="2"/></text:span><text:a xlink:type="simple" xlink:href="https://www.youtube.com/watch?v=5ePo08sqcpk&amp;list=PLAma_mKffTOR5o0WNHnY0mTjKxnCgSXrZ" text:style-name="Internet_20_link" text:visited-style-name="Visited_20_Internet_20_Link"><text:span text:style-name="T69">https://www.youtube.com/watch?v=5ePo08sqcpk&amp;list=PLAma_mKffTOR5o0WNHnY0mTjKxnCgSXrZ</text:span></text:a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>Урок <text:span text:style-name="T67">9 </text:span><text:span text:style-name="T71">Аннатация @Component</text:span></text:p>
      <text:p text:style-name="P1"><text:a xlink:type="simple" xlink:href="https://www.youtube.com/watch?v=aXDMYy930b4&amp;list=PLAma_mKffTOR5o0WNHnY0mTjKxnCgSXrZ&amp;index=10" text:style-name="Internet_20_link" text:visited-style-name="Visited_20_Internet_20_Link"><text:span text:style-name="T69">https://www.youtube.com/watch?v=aXDMYy930b4&amp;list=PLAma_mKffTOR5o0WNHnY0mTjKxnCgSXrZ&amp;index=10</text:span></text:a></text:p>
      <text:p text:style-name="P47"/>
      <text:p text:style-name="P50">Java аннотации <text:s/>- специальный тип комментариев в коде с помощью которых можно :</text:p>
      <text:p text:style-name="P50">- передовать какие то инструкции для Java Компелятору</text:p>
      <text:p text:style-name="P50">- передовать какие то инструкции для анализатора исходного кода</text:p>
      <text:p text:style-name="P50">- передовать методанные, которые могут быть использованы Java приложением (с помощью рефлексии), либо другим приложениям </text:p>
      <text:p text:style-name="P47"/>
      <text:p text:style-name="P47"/>
      <text:p text:style-name="P51">Аннатация @Component</text:p>
      <text:p text:style-name="P50"><text:tab/>Для создания Бина, в параметрах можно указать Id для создаваемого класса, по умолчанию Id класса <text:s/>будет присвоено название класса с маленькой буквы.</text:p>
      <text:p text:style-name="P50"/>
      <text:p text:style-name="P50">На этом уроке , уберем лишние XML от предыдущих уроков, включим сканирование компонентов, добавим Аннотации к нашим классам, получим созданные бины из AplicationContext</text:p>
      <text:p text:style-name="P50"/>
      <text:p text:style-name="P55">Практика 3-36</text:p>
      <text:p text:style-name="P55">В <text:span text:style-name="T68">applicationContext.xml </text:span>добавляем строку</text:p>
      <text:p text:style-name="P58"><text:span text:style-name="T25">&lt;</text:span><text:span text:style-name="T44">context</text:span><text:span text:style-name="T35">:component-scan </text:span><text:span text:style-name="T66">base-package</text:span><text:span text:style-name="T37">="org.example"</text:span><text:span text:style-name="T25">/&gt;</text:span></text:p>
      <text:p text:style-name="P55"/>
      <text:p text:style-name="P55">В ней указывается какой пакет необходимо сканировать на наличие Аннотаций .</text:p>
      <text:p text:style-name="P55"/>
      <text:p text:style-name="P56">Прописали аннотации только в классах <text:s/><text:span text:style-name="T7">ClassicalMusic и RockMusic</text:span></text:p>
      <text:p text:style-name="P57"><text:span text:style-name="T7">класс </text:span><text:span text:style-name="T28">MusicPlayer</text:span><text:span text:style-name="T6"> создадим через конструктор </text:span></text:p>
      <text:p text:style-name="P59"><text:span text:style-name="T7"/></text:p>
      <text:p text:style-name="P59"><text:s/>И в Main <text:s/>следующие строки:</text:p>
      <text:p text:style-name="P59"><draw:frame text:anchor-type="paragraph" draw:z-index="13" draw:name="Фигура6" draw:style-name="gr9" draw:text-style-name="P125" svg:width="17.225cm" svg:height="2.966cm" svg:x="0.113cm" svg:y="0.138cm"><draw:text-box><text:p text:style-name="P122"><text:span text:style-name="T95">ClassPathXmlApplicationContext context </text:span><text:span text:style-name="T96">= </text:span><text:span text:style-name="T97">new </text:span><text:span text:style-name="T96">ClassPathXmlApplicationContext(</text:span><text:span text:style-name="T98">"applicationContext.xml" </text:span><text:span text:style-name="T96">);</text:span></text:p><text:p text:style-name="P123"><text:span text:style-name="T95">Music music </text:span><text:span text:style-name="T96">= </text:span><text:span text:style-name="T95">context</text:span><text:span text:style-name="T96">.getBean(</text:span><text:span text:style-name="T98">"songClassicalMusic"</text:span><text:span text:style-name="T96">, </text:span><text:span text:style-name="T95">Music</text:span><text:span text:style-name="T96">.</text:span><text:span text:style-name="T97">class </text:span><text:span text:style-name="T96">);</text:span></text:p><text:p text:style-name="P123"><text:span text:style-name="T95">MusicPlayer musicPlayer </text:span><text:span text:style-name="T96">= </text:span><text:span text:style-name="T97">new </text:span><text:span text:style-name="T96">MusicPlayer(</text:span><text:span text:style-name="T95">music</text:span><text:span text:style-name="T96">);</text:span></text:p><text:p text:style-name="P123"><text:span text:style-name="T95">musicPlayer</text:span><text:span text:style-name="T96">.playMusic();</text:span></text:p><text:p text:style-name="P124"><text:span text:style-name="T95">context</text:span><text:span text:style-name="T96">.close();</text:span></text:p></draw:text-box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101"/>
      <text:p text:style-name="P95">Урок <text:span text:style-name="T70">10 <text:s/></text:span><text:span text:style-name="T71">Аннатация @</text:span><text:span text:style-name="T72">Autowired. Внедрение зависимости (Dependency Injection)</text:span></text:p>
      <text:p text:style-name="P48"><text:span text:style-name="T72"/></text:p>
      <text:p text:style-name="P88"><text:a xlink:type="simple" xlink:href="https://www.youtube.com/watch?v=KvyD2Vg4b1Q&amp;list=PLAma_mKffTOR5o0WNHnY0mTjKxnCgSXrZ&amp;index=10" text:style-name="Internet_20_link" text:visited-style-name="Visited_20_Internet_20_Link">https://www.youtube.com/watch?v=KvyD2Vg4b1Q&amp;list=PLAma_mKffTOR5o0WNHnY0mTjKxnCgSXrZ&amp;index=10</text:a></text:p>
      <text:p text:style-name="P88"/>
      <text:p text:style-name="P89">На этом уроке внедрим зависимость с помощью аннотации</text:p>
      <text:p text:style-name="P89"/>
      <text:p text:style-name="P89">Vмы больше не внедряем зависимость,Spring сам ищет подходящие бины и автоматически внедряет его <text:span text:style-name="T74">( с помощью рефлексии)</text:span>. </text:p>
      <text:p text:style-name="P89"/>
      <text:p text:style-name="P90">Как работает Аннотация <text:span text:style-name="T71">@</text:span><text:span text:style-name="T72">Autowired</text:span></text:p>
      <text:p text:style-name="P91"><text:span text:style-name="T70"><text:tab/>*S</text:span>pring сканирует <text:s/>все классы с аннотацией @<text:span text:style-name="T67">Component </text:span>и создает бины для этих классов</text:p>
      <text:p text:style-name="P91"><text:span text:style-name="T70"><text:tab/>*S</text:span>pring сканирует <text:s/>все Бины и проверяет, подходит ли хотябы один бин в качестве зависимости, гду еказана аннотация <text:span text:style-name="T67">@Autowired</text:span></text:p>
      <text:p text:style-name="P92"><text:span text:style-name="T72"/></text:p>
      <text:p text:style-name="P93"><text:tab/><text:tab/>-<text:span text:style-name="T74">Если находится один подходящий бин , он внедряется в качестве зависимости.</text:span></text:p>
      <text:p text:style-name="P59"><text:tab/><text:tab/><text:span text:style-name="T75">-</text:span><text:span text:style-name="T76">Если не подходит ни один бин — ошибка</text:span></text:p>
      <text:p text:style-name="P59"><text:tab/><text:tab/><text:span text:style-name="T77">-</text:span><text:span text:style-name="T78">Если несколько бинов подходит — Неоднозначность! (разберем позже)</text:span></text:p>
      <text:p text:style-name="P55"/>
      <text:p text:style-name="P78">Что мы сделаем на этом уроке?</text:p>
      <text:p text:style-name="P78"><text:tab/>Начем <text:s/>с претидушего примера.</text:p>
      <text:p text:style-name="P78">Внедрим зависимость через конструктор , сеттер и поле</text:p>
      <text:p text:style-name="P75">Разберем некоторые тонкости <text:span text:style-name="T26">@</text:span><text:span text:style-name="T27">Autowired </text:span><text:span text:style-name="T25">(приватные поля и т. п.)</text:span></text:p>
      <text:p text:style-name="P75"><text:span text:style-name="T25">Увидим ошибки когда спринг не находит бины для внедрения </text:span></text:p>
      <text:p text:style-name="P75"><text:span text:style-name="T25">Увидим проблему неоднозначности, когда несколько бинов подходят для внедрения</text:span></text:p>
      <text:p text:style-name="P78"><text:span text:style-name="T31"/></text:p>
      <text:p text:style-name="P79">Практика 6-39</text:p>
      <text:p text:style-name="P79"/>
      <text:p text:style-name="P80"><text:span text:style-name="T71">@Component </text:span><text:span text:style-name="T73">на класс </text:span><text:span text:style-name="T49">MusicPlayer</text:span></text:p>
      <text:p text:style-name="P54">Д<text:span text:style-name="T19">ля того чтобы не было Неоднозначности, приведем Все для реализации <text:s/>Бина Классической музыки!</text:span></text:p>
      <text:p text:style-name="P66"><text:span text:style-name="T73">Изменения <text:s/>во всех 3х классах <text:s/></text:span><text:span text:style-name="T7">ClassicalMusic, MusicPlayer </text:span><text:span text:style-name="T8">и ExampleSpring</text:span></text:p>
      <text:p text:style-name="P115"><text:span text:style-name="T10">applicationContext.xml </text:span><text:span text:style-name="T11">без Изменеия!</text:span></text:p>
      <text:p text:style-name="P115"><text:span text:style-name="T11"/></text:p>
      <text:p text:style-name="P80"><text:span text:style-name="T8"><text:s/></text:span></text:p>
      <text:p text:style-name="P80"><text:span text:style-name="T8"/></text:p>
      <text:p text:style-name="P80"><text:span text:style-name="T7"><text:s/></text:span></text:p>
      <text:p text:style-name="P49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1"><text:a xlink:type="simple" xlink:href="https://www.youtube.com/watch?v=nLCYk1ySY_U&amp;list=PLAma_mKffTOR5o0WNHnY0mTjKxnCgSXrZ&amp;index=2" text:style-name="Internet_20_link" text:visited-style-name="Visited_20_Internet_20_Link"><text:span text:style-name="T69">https://www.youtube.com/watch?v=nLCYk1ySY_U&amp;list=PLAma_mKffTOR5o0WNHnY0mTjKxnCgSXrZ&amp;index=2</text:span></text:a></text:p>
      <text:p text:style-name="P47"/>
      <text:p text:style-name="P47">Создали проект — maven-archetype-webApp</text:p>
      <text:p text:style-name="P47">в pom.xml до бавили зависимости </text:p>
      <text:p text:style-name="P1"><text:a xlink:type="simple" xlink:href="https://mvnrepository.com/artifact/org.springframework/spring-core/5.1.4.RELEASE" text:style-name="Internet_20_link" text:visited-style-name="Visited_20_Internet_20_Link"><text:span text:style-name="T69">https://mvnrepository.com/artifact/org.springframework/spring-core/5.1.4.RELEASE</text:span></text:a></text:p>
      <text:p text:style-name="P47">https://mvnrepository.com/artifact/org.springframework/spring-beans/5.1.4.RELEASE</text:p>
      <text:p text:style-name="P47">https://mvnrepository.com/artifact/org.springframework/spring-context/5.1.4.RELEASE</text:p>
      <text:p text:style-name="P47"><draw:frame text:anchor-type="paragraph" draw:z-index="0" draw:name="Фигура1" draw:style-name="gr1" draw:text-style-name="P117" svg:width="17.569cm" svg:height="8.52cm" svg:x="-0.404cm" svg:y="0.198cm"><draw:text-box><text:p text:style-name="P116"><text:span text:style-name="T81">&lt;!-- https://mvnrepository.com/artifact/org.springframework/spring-core --&gt;</text:span><text:span text:style-name="T81"><text:line-break/></text:span><text:span text:style-name="T82">&lt;</text:span><text:span text:style-name="T83">dependency</text:span><text:span text:style-name="T82">&gt;</text:span><text:span text:style-name="T82"><text:line-break/></text:span><text:span text:style-name="T82"> <text:s/>&lt;</text:span><text:span text:style-name="T83">groupId</text:span><text:span text:style-name="T82">&gt;org.springframework&lt;/</text:span><text:span text:style-name="T83">groupId</text:span><text:span text:style-name="T82">&gt;</text:span><text:span text:style-name="T82"><text:line-break/></text:span><text:span text:style-name="T82"> <text:s/>&lt;</text:span><text:span text:style-name="T83">artifactId</text:span><text:span text:style-name="T82">&gt;spring-core&lt;/</text:span><text:span text:style-name="T83">artifactId</text:span><text:span text:style-name="T82">&gt;</text:span><text:span text:style-name="T82"><text:line-break/></text:span><text:span text:style-name="T82"> <text:s/>&lt;</text:span><text:span text:style-name="T83">version</text:span><text:span text:style-name="T82">&gt;5.1.4.RELEASE&lt;/</text:span><text:span text:style-name="T83">version</text:span><text:span text:style-name="T82">&gt;</text:span><text:span text:style-name="T82"><text:line-break/></text:span><text:span text:style-name="T82">&lt;/</text:span><text:span text:style-name="T83">dependency</text:span><text:span text:style-name="T82">&gt;</text:span><text:span text:style-name="T82"><text:line-break/></text:span><text:span text:style-name="T82"><text:line-break/></text:span><text:span text:style-name="T81">&lt;!-- https://mvnrepository.com/artifact/org.springframework/spring-beans --&gt;</text:span><text:span text:style-name="T81"><text:line-break/></text:span><text:span text:style-name="T82">&lt;</text:span><text:span text:style-name="T83">dependency</text:span><text:span text:style-name="T82">&gt;</text:span><text:span text:style-name="T82"><text:line-break/></text:span><text:span text:style-name="T82"> <text:s/>&lt;</text:span><text:span text:style-name="T83">groupId</text:span><text:span text:style-name="T82">&gt;org.springframework&lt;/</text:span><text:span text:style-name="T83">groupId</text:span><text:span text:style-name="T82">&gt;</text:span><text:span text:style-name="T82"><text:line-break/></text:span><text:span text:style-name="T82"> <text:s/>&lt;</text:span><text:span text:style-name="T83">artifactId</text:span><text:span text:style-name="T82">&gt;spring-beans&lt;/</text:span><text:span text:style-name="T83">artifactId</text:span><text:span text:style-name="T82">&gt;</text:span><text:span text:style-name="T82"><text:line-break/></text:span><text:span text:style-name="T82"> <text:s/>&lt;</text:span><text:span text:style-name="T83">version</text:span><text:span text:style-name="T82">&gt;5.1.4.RELEASE&lt;/</text:span><text:span text:style-name="T83">version</text:span><text:span text:style-name="T82">&gt;</text:span><text:span text:style-name="T82"><text:line-break/></text:span><text:span text:style-name="T82">&lt;/</text:span><text:span text:style-name="T83">dependency</text:span><text:span text:style-name="T82">&gt;</text:span><text:span text:style-name="T82"><text:line-break/></text:span><text:span text:style-name="T82"><text:line-break/></text:span><text:span text:style-name="T81">&lt;!-- https://mvnrepository.com/artifact/org.springframework/spring-context --&gt;</text:span><text:span text:style-name="T81"><text:line-break/></text:span><text:span text:style-name="T82">&lt;</text:span><text:span text:style-name="T83">dependency</text:span><text:span text:style-name="T82">&gt;</text:span><text:span text:style-name="T82"><text:line-break/></text:span><text:span text:style-name="T82"> <text:s/>&lt;</text:span><text:span text:style-name="T83">groupId</text:span><text:span text:style-name="T82">&gt;org.springframework&lt;/</text:span><text:span text:style-name="T83">groupId</text:span><text:span text:style-name="T82">&gt;</text:span><text:span text:style-name="T82"><text:line-break/></text:span><text:span text:style-name="T82"> <text:s/>&lt;</text:span><text:span text:style-name="T83">artifactId</text:span><text:span text:style-name="T82">&gt;spring-context&lt;/</text:span><text:span text:style-name="T83">artifactId</text:span><text:span text:style-name="T82">&gt;</text:span><text:span text:style-name="T82"><text:line-break/></text:span><text:span text:style-name="T82"> <text:s/>&lt;</text:span><text:span text:style-name="T83">version</text:span><text:span text:style-name="T82">&gt;5.1.4.RELEASE&lt;/</text:span><text:span text:style-name="T83">version</text:span><text:span text:style-name="T82">&gt;</text:span><text:span text:style-name="T82"><text:line-break/></text:span><text:span text:style-name="T82">&lt;/</text:span><text:span text:style-name="T83">dependency</text:span><text:span text:style-name="T82">&gt;</text:span></text:p></draw:text-box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В main создана структура папок </text:p>
      <text:p text:style-name="P47"/>
      <text:p text:style-name="P47"><draw:frame draw:style-name="fr1" draw:name="Изображение1" text:anchor-type="paragraph" svg:x="0.166cm" svg:y="0.429cm" svg:width="8.428cm" svg:height="9.396cm" draw:z-index="1"><draw:image xlink:href="Pictures/10000201000001D60000020C7F394DC9575AE1F6.png" xlink:type="simple" xlink:show="embed" xlink:actuate="onLoad" loext:mime-type="image/png"/></draw:frame><text:soft-page-break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файл конфигурации Spring <text:s/>applicationContext.xml</text:p>
      <text:p text:style-name="P47"><draw:frame text:anchor-type="paragraph" draw:z-index="2" draw:name="Фигура2" draw:style-name="gr2" draw:text-style-name="P117" svg:width="17.543cm" svg:height="6.167cm" svg:x="0.046cm" svg:y="0.386cm"><draw:text-box><text:p text:style-name="P116"><text:span text:style-name="T84">&lt;?</text:span><text:span text:style-name="T85">xml version</text:span><text:span text:style-name="T86">="1.0" </text:span><text:span text:style-name="T85">encoding</text:span><text:span text:style-name="T86">="UTF-8"</text:span><text:span text:style-name="T84">?&gt;</text:span><text:span text:style-name="T84"><text:line-break/></text:span><text:span text:style-name="T82">&lt;</text:span><text:span text:style-name="T83">beans <text:s/></text:span><text:span text:style-name="T85">xmlns</text:span><text:span text:style-name="T86">="http://www.springframework.org/schema/beans"</text:span><text:span text:style-name="T86"><text:line-break/></text:span><text:span text:style-name="T86"> <text:s text:c="7"/></text:span><text:span text:style-name="T85">xmlns:</text:span><text:span text:style-name="T87">xsi</text:span><text:span text:style-name="T86">="http://www.w3.org/2001/XMLSchema-instance"</text:span><text:span text:style-name="T86"><text:line-break/></text:span><text:span text:style-name="T86"> <text:s text:c="7"/></text:span><text:span text:style-name="T85">xmlns:</text:span><text:span text:style-name="T87">context</text:span><text:span text:style-name="T86">="http://www.springframework.org/schema/context"</text:span><text:span text:style-name="T86"><text:line-break/></text:span><text:span text:style-name="T86"> <text:s text:c="7"/></text:span><text:span text:style-name="T87">xsi</text:span><text:span text:style-name="T85">:schemaLocation</text:span><text:span text:style-name="T86">="http://www.springframework.org/schema/beans</text:span><text:span text:style-name="T86"><text:line-break/></text:span><text:span text:style-name="T86"> <text:s text:c="7"/>http://www.springframework.org/schema/beans/spring-beans.xsd</text:span><text:span text:style-name="T86"><text:line-break/></text:span><text:span text:style-name="T86"> <text:s text:c="7"/>http://www.springframework.org/schema/context</text:span><text:span text:style-name="T86"><text:line-break/></text:span><text:span text:style-name="T86"> <text:s text:c="7"/>http://www.springframework.org/schema/context/spring-context.xsd"</text:span><text:span text:style-name="T82">&gt;</text:span><text:span text:style-name="T82"><text:line-break/></text:span><text:span text:style-name="T82"><text:line-break/></text:span><text:span text:style-name="T82"> <text:s text:c="3"/>&lt;</text:span><text:span text:style-name="T83">bean </text:span><text:span text:style-name="T85">id</text:span><text:span text:style-name="T86">="firstBean"</text:span><text:span text:style-name="T86"><text:line-break/></text:span><text:span text:style-name="T86"> <text:s text:c="9"/></text:span><text:span text:style-name="T85">class</text:span><text:span text:style-name="T86">="org.example.FirstBean"</text:span><text:span text:style-name="T82">&gt;</text:span><text:span text:style-name="T82"><text:line-break/></text:span><text:span text:style-name="T82"> <text:s text:c="7"/>&lt;</text:span><text:span text:style-name="T83">constructor-arg </text:span><text:span text:style-name="T85">value</text:span><text:span text:style-name="T86">="Neil"</text:span><text:span text:style-name="T82">/&gt;</text:span><text:span text:style-name="T82"><text:line-break/></text:span><text:span text:style-name="T82"> <text:s text:c="3"/>&lt;/</text:span><text:span text:style-name="T83">bean</text:span><text:span text:style-name="T82">&gt;</text:span><text:span text:style-name="T82"><text:line-break/></text:span><text:span text:style-name="T82"><text:line-break/></text:span><text:span text:style-name="T82">&lt;/</text:span><text:span text:style-name="T83">beans</text:span><text:span text:style-name="T82">&gt;</text:span></text:p></draw:text-box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И два класса</text:p>
      <text:p text:style-name="P47">класс запуска ExampleSpring</text:p>
      <text:p text:style-name="P47">И <text:span text:style-name="T1">файл бин — </text:span>FirstBean</text:p>
      <text:p text:style-name="P47"/>
      <text:p text:style-name="P47"/>
      <text:p text:style-name="P94"/>
      <text:p text:style-name="P60">Урок 4</text:p>
      <text:p text:style-name="P6">Инверсия управления Inversion of Control</text:p>
      <text:p text:style-name="P2"><text:a xlink:type="simple" xlink:href="https://www.youtube.com/watch?v=Ns0IxBXDbWw&amp;list=PLAma_mKffTOR5o0WNHnY0mTjKxnCgSXrZ&amp;index=4" text:style-name="Internet_20_link" text:visited-style-name="Visited_20_Internet_20_Link"><text:span text:style-name="T9">https://www.youtube.com/watch?v=Ns0IxBXDbWw&amp;list=PLAma_mKffTOR5o0WNHnY0mTjKxnCgSXrZ&amp;index=4</text:span></text:a></text:p>
      <text:p text:style-name="P6"/>
      <text:p text:style-name="P64"><text:span text:style-name="T12">* </text:span><text:span text:style-name="T16">Inversion of Control <text:s/>- </text:span><text:span text:style-name="T17">паттерн для передачи контроля контейнеру. За создание конкретных объектов ответственен не сами объекты, а IoC контейнер.</text:span></text:p>
      <text:p text:style-name="P65">* Dependency Injection — внедрение объекта в другой объектам</text:p>
      <text:p text:style-name="P7">* IoC контейнеру</text:p>
      <text:p text:style-name="P28"/>
      <text:p text:style-name="P8">Bean — это простой Java объектам</text:p>
      <text:p text:style-name="P8">Когда Java объекиты создаются с помощью Spring-а <text:s/>они называются бинами (beans)</text:p>
      <text:p text:style-name="P8">Бины создаются из java классов (так же как и обычные объекты)</text:p>
      <text:p text:style-name="P8"/>
      <text:p text:style-name="P9">Spring можно конфигурировать с помощью :</text:p>
      <text:p text:style-name="P9"><text:tab/>* XMLфайла </text:p>
      <text:p text:style-name="P9"><text:tab/>* Java аннотаций</text:p>
      <text:p text:style-name="P9"><text:tab/>* и Java кода </text:p>
      <text:p text:style-name="P9"/>
      <text:p text:style-name="P12">Практика 13-34</text:p>
      <text:p text:style-name="P13">РокМузыки <text:span text:style-name="T23">создаем Spring-ом <text:s/>через </text:span><text:s/>applicationContext.xml <text:s/></text:p>
      <text:p text:style-name="P13">И внедряем <text:span text:style-name="T23">его в </text:span>MusicPlayer в файле ExampleSpring <text:span text:style-name="T23">в строке </text:span></text:p>
      <text:p text:style-name="P108">MusicPlayer player = new MusicPlayer(<text:span text:style-name="T20">music</text:span>);</text:p>
      <text:p text:style-name="P14"/>
      <text:p text:style-name="P14"/>
      <text:p text:style-name="P98"/>
      <text:p text:style-name="P12"/>
      <text:p text:style-name="P61">Урок <text:span text:style-name="T22">5</text:span></text:p>
      <text:p text:style-name="P3">Внедрение зависимости <text:s/>Dependency Injection (DI) Введение </text:p>
      <text:p text:style-name="P3"><text:a xlink:type="simple" xlink:href="https://www.youtube.com/watch?v=MjnVZgMnTT0&amp;list=PLAma_mKffTOR5o0WNHnY0mTjKxnCgSXrZ&amp;index=5" text:style-name="Internet_20_link" text:visited-style-name="Visited_20_Internet_20_Link"><text:span text:style-name="T69">https://www.youtube.com/watch?v=MjnVZgMnTT0&amp;list=PLAma_mKffTOR5o0WNHnY0mTjKxnCgSXrZ&amp;index=5</text:span></text:a></text:p>
      <text:p text:style-name="P3"/>
      <text:p text:style-name="P32">типичные шаги в работе со Sping-ом</text:p>
      <text:p text:style-name="P32">Создание Java классов (будушие бины)</text:p>
      <text:p text:style-name="P32">Создаем и связываем бины с помощью Spring (анотации, XML или Java код)</text:p>
      <text:p text:style-name="P32">При использовании , все объекты <text:s/>(бины ) беруться из контейнера Spring</text:p>
      <text:p text:style-name="P32"/>
      <text:p text:style-name="P32">Способы внедрения зависимости </text:p>
      <text:p text:style-name="P32">- через конструктор</text:p>
      <text:p text:style-name="P32">- через Setter</text:p>
      <text:p text:style-name="P32">- Есть множество конфигураций того как внедрять <text:s/>(scop, <text:span text:style-name="T24">init-metod, destroy-metod, </text:span>factory method и тд)</text:p>
      <text:p text:style-name="P32">- Процесс внедрения можно автоматизировать (Autowiring)</text:p>
      <text:p text:style-name="P32"/>
      <text:p text:style-name="P4">Практика <text:s/>3,11</text:p>
      <text:p text:style-name="P15">РокМузыки <text:span text:style-name="T23">создаем Spring-ом <text:s/>через </text:span><text:s/>applicationContext.xml <text:s/></text:p>
      <text:p text:style-name="P15">MusicPlayer <text:span text:style-name="T23">создаем Spring-ом <text:s/>через </text:span><text:s/>applicationContext.xml <text:s/><text:span text:style-name="T24">и внего передается аргумент</text:span></text:p>
      <text:p text:style-name="P45"><text:span text:style-name="T14">чере</text:span><text:span text:style-name="T13">з тег </text:span><text:span text:style-name="T21">&lt;constructor-arg ref="musicBean"/&gt;</text:span></text:p>
      <text:p text:style-name="P15">Нам лищб остается взять MusicPlayer player из Контекста и запустить метод playMusic();</text:p>
      <text:p text:style-name="P109">MusicPlayer player = context.getBean("musicPlayer", MusicPlayer.class); // стало, так как Spring сам запустил инициализацию и в конструкторе подстаил необходимый параметр</text:p>
      <text:p text:style-name="P110">player.playMusic();</text:p>
      <text:p text:style-name="P113">Это была реализация <text:s/>внедрения <text:s/>с помощью конструктора</text:p>
      <text:p text:style-name="P111"/>
      <text:p text:style-name="P36"/>
      <text:p text:style-name="P99"/>
      <text:p text:style-name="P62">Урок <text:span text:style-name="T46">6</text:span></text:p>
      <text:p text:style-name="P30">Внедрение зависимости <text:s/>Dependency Injection (DI) <text:span text:style-name="T24">часть2</text:span> </text:p>
      <text:p text:style-name="P4"><text:a xlink:type="simple" xlink:href="https://www.youtube.com/watch?v=dBxRmUH3Af8&amp;list=PLAma_mKffTOR5o0WNHnY0mTjKxnCgSXrZ&amp;index=6" text:style-name="Internet_20_link" text:visited-style-name="Visited_20_Internet_20_Link"><text:span text:style-name="T69">https://www.youtube.com/watch?v=dBxRmUH3Af8&amp;list=PLAma_mKffTOR5o0WNHnY0mTjKxnCgSXrZ&amp;index=6</text:span></text:a></text:p>
      <text:p text:style-name="P4"/>
      <text:p text:style-name="P38">На этом уроке внедрим зависимость с помощью Setter</text:p>
      <text:p text:style-name="P38">И недрим зависимости из внешнего файла</text:p>
      <text:p text:style-name="P33">- Есть множество конфигураций того как внедрять <text:s/>(scop, <text:span text:style-name="T24">init-metod, destroy-metod, </text:span>factory method и тд)</text:p>
      <text:p text:style-name="P33"/>
      <text:p text:style-name="P10"><text:span text:style-name="T46">Можно внедрять <text:s/>серез </text:span>:</text:p>
      <text:p text:style-name="P10"><text:tab/>* XMLфайла </text:p>
      <text:p text:style-name="P10"><text:tab/>* Java аннотаций</text:p>
      <text:p text:style-name="P10"><text:tab/>* и Java кода </text:p>
      <text:p text:style-name="P33">- Процесс внедрения можно автоматизировать (Autowiring)</text:p>
      <text:p text:style-name="P33"/>
      <text:p text:style-name="P39">Внедрение зависимости через сеттер</text:p>
      <text:p text:style-name="P16"><text:s/>Суть в том, что Бин конфигурируется через пустой конструктор, а Зависимость в пережается через Сеттер соответствующего параметра.</text:p>
      <text:p text:style-name="P39"/>
      <text:p text:style-name="P39">Другими словами: Реализация DI через конструктор :</text:p>
      <text:p text:style-name="P39"/>
      <text:p text:style-name="P105"><text:span text:style-name="T34">public </text:span><text:span text:style-name="T47">MusicPlayer</text:span>(<text:span text:style-name="T2">Music </text:span>music) {</text:p>
      <text:p text:style-name="P100"><text:s text:c="4"/><text:span text:style-name="T34">this</text:span>.<text:span text:style-name="T43">music </text:span>= music;</text:p>
      <text:p text:style-name="P100"><text:s text:c="4"/><text:span text:style-name="T2">System</text:span>.<text:span text:style-name="T45">out</text:span>.println(<text:span text:style-name="T36">"implement MusicPlayer"</text:span>);</text:p>
      <text:p text:style-name="P100">}</text:p>
      <text:p text:style-name="P100"/>
      <text:p text:style-name="P39"><text:span text:style-name="T50">Для р</text:span>еализация DI через setter <text:span text:style-name="T52">необходи конструктор без параметров и <text:s/>сеттреы и геттеры для соответствующего параметра</text:span><text:span text:style-name="T51">:</text:span></text:p>
      <text:p text:style-name="P107"><text:span text:style-name="T34">public </text:span><text:span text:style-name="T47">MusicPlayer</text:span>() {</text:p>
      <text:p text:style-name="P102"><text:s text:c="8"/><text:span text:style-name="T2">System</text:span>.<text:span text:style-name="T45">out</text:span>.println(<text:span text:style-name="T36">"</text:span><text:span text:style-name="T38">Инициализация объекта без параметра</text:span><text:span text:style-name="T36">"</text:span>);</text:p>
      <text:p text:style-name="P107">}</text:p>
      <text:p text:style-name="P112">И зависимость внедряем через м<text:span text:style-name="T30">етод </text:span><text:span text:style-name="T29">S</text:span><text:span text:style-name="T30">et</text:span></text:p>
      <text:p text:style-name="P106">public void setMusic(Music music) {</text:p>
      <text:p text:style-name="P100"><text:s text:c="4"/><text:span text:style-name="T34">this</text:span>.<text:span text:style-name="T43">music </text:span>= music;</text:p>
      <text:p text:style-name="P100">}</text:p>
      <text:p text:style-name="P100"/>
      <text:p text:style-name="P103">В конфигурарационном запуск этих методов будет <text:span text:style-name="T57">выгладить</text:span> <text:s/>следующим образом:</text:p>
      <text:p text:style-name="P104">Через конструктор:</text:p>
      <text:p text:style-name="P103"><draw:frame text:anchor-type="paragraph" draw:z-index="3" draw:name="Фигура3" draw:style-name="gr3" draw:text-style-name="P117" svg:width="13.627cm" svg:height="1.853cm" svg:x="-0.152cm" svg:y="0.201cm"><draw:text-box><text:p text:style-name="P116"><text:span text:style-name="T82">&lt;</text:span><text:span text:style-name="T83">bean </text:span><text:span text:style-name="T85">id</text:span><text:span text:style-name="T86">="musicPlayer"</text:span><text:span text:style-name="T86"><text:line-break/></text:span><text:span text:style-name="T86"> <text:s text:c="5"/></text:span><text:span text:style-name="T85">class</text:span><text:span text:style-name="T86">="org.example.MusicPlayer" </text:span><text:span text:style-name="T82">&gt;</text:span><text:span text:style-name="T82"><text:line-break/></text:span><text:span text:style-name="T82"> <text:s text:c="3"/>&lt;</text:span><text:span text:style-name="T83">constructor-arg </text:span><text:span text:style-name="T85">ref</text:span><text:span text:style-name="T86">="musicBean"</text:span><text:span text:style-name="T82">/&gt;</text:span><text:span text:style-name="T82"><text:line-break/></text:span><text:span text:style-name="T82">&lt;/</text:span><text:span text:style-name="T83">bean</text:span><text:span text:style-name="T82">&gt;</text:span></text:p></draw:text-box></draw:frame></text:p>
      <text:p text:style-name="P39"/>
      <text:p text:style-name="P38"/>
      <text:p text:style-name="P4"/>
      <text:p text:style-name="P4"/>
      <text:p text:style-name="P40">Через Setter</text:p>
      <text:p text:style-name="P32"><draw:frame text:anchor-type="paragraph" draw:z-index="4" draw:name="Фигура3" draw:style-name="gr3" draw:text-style-name="P117" svg:width="13.627cm" svg:height="1.853cm" svg:x="0.034cm" svg:y="0.425cm"><draw:text-box><text:p><text:span text:style-name="T82">&lt;</text:span><text:span text:style-name="T83">bean </text:span><text:span text:style-name="T85">id</text:span><text:span text:style-name="T86">="musicPlayer"</text:span><text:span text:style-name="T86"><text:line-break/></text:span><text:span text:style-name="T86"> <text:s text:c="5"/></text:span><text:span text:style-name="T85">class</text:span><text:span text:style-name="T86">="org.example.MusicPlayer" </text:span><text:span text:style-name="T82">&gt;</text:span><text:span text:style-name="T82"><text:line-break/></text:span><text:span text:style-name="T82"> <text:s text:c="3"/>&lt;property name=“music“</text:span><text:span text:style-name="T83"> </text:span><text:span text:style-name="T85">ref</text:span><text:span text:style-name="T86">="musicBean"</text:span><text:span text:style-name="T82">/&gt;</text:span><text:span text:style-name="T82"><text:line-break/></text:span><text:span text:style-name="T82">&lt;/</text:span><text:span text:style-name="T83">bean</text:span><text:span text:style-name="T82">&gt;</text:span>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41">Main будет выглядеть следующим образом:</text:p>
      <text:p text:style-name="P41"><draw:frame text:anchor-type="paragraph" draw:z-index="5" draw:name="Фигура4" draw:style-name="gr4" draw:text-style-name="P118" svg:width="17.701cm" svg:height="5.345cm" svg:x="-0.404cm" svg:y="0.418cm"><draw:text-box><text:p text:style-name="P116"><text:span text:style-name="T83">public static void </text:span><text:span text:style-name="T88">main</text:span><text:span text:style-name="T82">(</text:span><text:span text:style-name="T89">String</text:span><text:span text:style-name="T82">[] args) {</text:span><text:span text:style-name="T82"><text:line-break/></text:span><text:span text:style-name="T82"> <text:s text:c="7"/></text:span><text:span text:style-name="T89">ClassPathXmlApplicationContext context </text:span><text:span text:style-name="T82">= </text:span><text:span text:style-name="T83">new </text:span><text:span text:style-name="T82">ClassPathXmlApplicationContext(</text:span><text:span text:style-name="T86">"applicationContext.xml"</text:span><text:span text:style-name="T82">);</text:span><text:span text:style-name="T82"><text:line-break/></text:span><text:span text:style-name="T81">// <text:s text:c="7"/>Music music = context.getBean("musicBean", Music.class); // Эта строчка не нужна, так как </text:span><text:span text:style-name="T81">в тексте программы мы не <text:s/>будем обращаться к конкретному объекту , Инициализация </text:span><text:span text:style-name="T81">пройдет за кулисами.</text:span><text:span text:style-name="T81"><text:line-break/></text:span><text:span text:style-name="T81"><text:line-break/></text:span><text:span text:style-name="T81"> <text:s text:c="7"/></text:span><text:span text:style-name="T89">MusicPlayer player </text:span><text:span text:style-name="T82">= </text:span><text:span text:style-name="T89">context</text:span><text:span text:style-name="T82">.getBean(</text:span><text:span text:style-name="T86">"musicPlayer"</text:span><text:span text:style-name="T82">, </text:span><text:span text:style-name="T89">MusicPlayer</text:span><text:span text:style-name="T82">.</text:span><text:span text:style-name="T83">class</text:span><text:span text:style-name="T82">); </text:span><text:span text:style-name="T81">// без изменений.</text:span><text:span text:style-name="T81"><text:line-break/></text:span><text:span text:style-name="T81">// <text:s text:c="7"/>player.setMusic(music); - эта строка не нужна, так как <text:s/>метод setMusic(Music music) </text:span><text:span text:style-name="T81">запускается <text:s/>из файла applucationContext.xml - строка <text:s/>16, за кулисами.</text:span><text:span text:style-name="T81"><text:line-break/></text:span><text:span text:style-name="T81"> <text:s text:c="7"/></text:span><text:span text:style-name="T89">player</text:span><text:span text:style-name="T82">.playMusic();</text:span><text:span text:style-name="T82"><text:line-break/></text:span><text:span text:style-name="T82"> <text:s text:c="7"/></text:span><text:span text:style-name="T89">context</text:span><text:span text:style-name="T82">.close();</text:span><text:span text:style-name="T82"><text:line-break/></text:span><text:span text:style-name="T82"> <text:s text:c="3"/>}</text:span></text:p></draw:text-box></draw:frame></text:p>
      <text:p text:style-name="P41"/>
      <text:p text:style-name="P41"/>
      <text:p text:style-name="P41"/>
      <text:p text:style-name="P41"/>
      <text:p text:style-name="P41"/>
      <text:p text:style-name="P3"/>
      <text:p text:style-name="P3"/>
      <text:p text:style-name="P12"/>
      <text:p text:style-name="P67"/>
      <text:p text:style-name="P67"/>
      <text:p text:style-name="P67"/>
      <text:p text:style-name="P67"/>
      <text:p text:style-name="P52">внедрение простых значений</text:p>
      <text:p text:style-name="P68"/>
      <text:p text:style-name="P68">До этого мы пере<text:span text:style-name="T58">д</text:span>авали и внедряли ссылочные значения</text:p>
      <text:p text:style-name="P68"><draw:frame text:anchor-type="paragraph" draw:z-index="7" draw:name="Фигура3" draw:style-name="gr5" draw:text-style-name="P117" svg:width="13.627cm" svg:height="2.468cm" svg:x="-0.046cm" svg:y="0.245cm"><draw:text-box><text:p text:style-name="P116"><text:span text:style-name="T82">Запись через сеттеры ссылочные значеня:</text:span></text:p><text:p text:style-name="P116"><text:span text:style-name="T90"><text:tab/></text:span><text:span text:style-name="T90">&lt;property name=“music“</text:span><text:span text:style-name="T91"> </text:span><text:span text:style-name="T92">ref</text:span><text:span text:style-name="T93">="musicBean"</text:span><text:span text:style-name="T90">/&gt;</text:span></text:p><text:p text:style-name="P116"><text:span text:style-name="T90"/></text:p><text:p text:style-name="P116"><text:span text:style-name="T90">Здесь через конструктор ссылочные значения</text:span></text:p><text:p text:style-name="P116"><text:span text:style-name="T90"><text:tab/></text:span><text:span text:style-name="T90">&lt;</text:span><text:span text:style-name="T91">constructor-arg </text:span><text:span text:style-name="T92">ref</text:span><text:span text:style-name="T93">="musicBean"</text:span><text:span text:style-name="T90">/&gt;</text:span></text:p><text:p text:style-name="P116"><text:span text:style-name="T82"/></text:p></draw:text-box></draw:frame></text:p>
      <text:p text:style-name="P68"/>
      <text:p text:style-name="P68"/>
      <text:p text:style-name="P68"/>
      <text:p text:style-name="P68"/>
      <text:p text:style-name="P68"/>
      <text:p text:style-name="P69">в соответствующем Бине болжны быть поля <text:s/>и сеттреы для них</text:p>
      <text:p text:style-name="P69">private String name;</text:p>
      <text:p text:style-name="P69">private int volume;</text:p>
      <text:p text:style-name="P69"><draw:frame text:anchor-type="paragraph" draw:z-index="6" draw:name="Фигура3" draw:style-name="gr3" draw:text-style-name="P117" svg:width="13.627cm" svg:height="1.853cm" svg:x="-0.046cm" svg:y="0.409cm"><draw:text-box><text:p text:style-name="P116"><text:span text:style-name="T82">Запись через сеттеры простых значений:</text:span></text:p><text:p text:style-name="P116"><text:span text:style-name="T90"><text:tab/></text:span><text:span text:style-name="T90">&lt;property name=“name“</text:span><text:span text:style-name="T91"> </text:span><text:span text:style-name="T92">value</text:span><text:span text:style-name="T93">="Some name"</text:span><text:span text:style-name="T90">/&gt;</text:span></text:p><text:p text:style-name="P116"><text:span text:style-name="T90"><text:tab/></text:span><text:span text:style-name="T90">&lt;property name=“volume“</text:span><text:span text:style-name="T91"> </text:span><text:span text:style-name="T92">value</text:span><text:span text:style-name="T93">="50"</text:span><text:span text:style-name="T90">/&gt;</text:span></text:p><text:p text:style-name="P116"><text:span text:style-name="T82"/></text:p></draw:text-box></draw:frame></text:p>
      <text:p text:style-name="P68"/>
      <text:p text:style-name="P68"/>
      <text:p text:style-name="P68"/>
      <text:p text:style-name="P68"/>
      <text:p text:style-name="P53">Внедрение значения из внешнего файла</text:p>
      <text:p text:style-name="P70">Создаем файл : musicPlayer.properties</text:p>
      <text:p text:style-name="P70"><draw:frame text:anchor-type="paragraph" draw:z-index="8" draw:name="Фигура3" draw:style-name="gr6" draw:text-style-name="P117" svg:width="13.627cm" svg:height="1.235cm" svg:x="-0.046cm" svg:y="0.409cm"><draw:text-box><text:p text:style-name="P116"><text:span text:style-name="T90"><text:s text:c="2"/></text:span><text:span text:style-name="T90">musicPlayer.name=Some Name</text:span></text:p><text:p text:style-name="P116"><text:span text:style-name="T90"><text:s text:c="2"/></text:span><text:span text:style-name="T90">musicPlayer.volume=60</text:span></text:p><text:p text:style-name="P116"><text:span text:style-name="T82"/></text:p></draw:text-box></draw:frame></text:p>
      <text:p text:style-name="P70"/>
      <text:p text:style-name="P70"/>
      <text:p text:style-name="P70"/>
      <text:p text:style-name="P76"><text:span text:style-name="T53">Этот файл <text:s/>внедряем (импортируем ) </text:span><text:span text:style-name="T39">applicationContext.xml</text:span></text:p>
      <text:p text:style-name="P81"><draw:frame text:anchor-type="paragraph" draw:z-index="10" draw:name="Фигура3" draw:style-name="gr6" draw:text-style-name="P117" svg:width="17.278cm" svg:height="1.235cm" svg:x="0.086cm" svg:y="0.342cm"><draw:text-box><text:p><text:span text:style-name="T90"><text:tab/></text:span><text:span text:style-name="T90">&lt;context:property-placeholder location=“classpath:</text:span><text:span text:style-name="T93">musicPlayer.properties"</text:span><text:span text:style-name="T90">/&gt;</text:span></text:p><text:p text:style-name="P116"><text:span text:style-name="T82"/></text:p></draw:text-box></draw:frame></text:p>
      <text:p text:style-name="P81"/>
      <text:p text:style-name="P72"/>
      <text:p text:style-name="P72"/>
      <text:p text:style-name="P77"><text:span text:style-name="T40">и дальше по тексту <text:s/></text:span><text:span text:style-name="T41">applicationContext.xml </text:span><text:span text:style-name="T42">добавляем в нужном месте сами значения.</text:span></text:p>
      <text:p text:style-name="P83"><draw:frame text:anchor-type="paragraph" draw:z-index="9" draw:name="Фигура3" draw:style-name="gr6" draw:text-style-name="P117" svg:width="13.627cm" svg:height="1.235cm" svg:x="-0.046cm" svg:y="0.265cm"><draw:text-box><text:p text:style-name="P116"><text:span text:style-name="T90"><text:tab/></text:span><text:span text:style-name="T90">&lt;property name=“name“</text:span><text:span text:style-name="T91"> </text:span><text:span text:style-name="T92">value</text:span><text:span text:style-name="T93">="${</text:span><text:span text:style-name="T90">musicPlayer.name}</text:span><text:span text:style-name="T93">"</text:span><text:span text:style-name="T90">/&gt;</text:span></text:p><text:p text:style-name="P116"><text:span text:style-name="T90"><text:tab/></text:span><text:span text:style-name="T90">&lt;property name=“volume“</text:span><text:span text:style-name="T91"> </text:span><text:span text:style-name="T92">value</text:span><text:span text:style-name="T93">="${</text:span><text:span text:style-name="T90">musicPlayer.volue}</text:span><text:span text:style-name="T93">"</text:span><text:span text:style-name="T90">/&gt;</text:span></text:p><text:p text:style-name="P116"><text:span text:style-name="T82"/></text:p></draw:text-box></draw:frame></text:p>
      <text:p text:style-name="P72"/>
      <text:p text:style-name="P70"/>
      <text:p text:style-name="P70"/>
      <text:p text:style-name="P71"/>
      <text:p text:style-name="P82"/>
      <text:p text:style-name="P70"/>
      <text:p text:style-name="P53"/>
      <text:p text:style-name="P53"><text:soft-page-break/></text:p>
      <text:p text:style-name="P69">Если не хотим </text:p>
      <text:p text:style-name="P69">Практика 4-45</text:p>
      <text:p text:style-name="P69"><text:s/><text:span text:style-name="T59">Внедрение зависимости через сеттеры простых значений</text:span></text:p>
      <text:p text:style-name="P69"/>
      <text:p text:style-name="P73">13-33 </text:p>
      <text:p text:style-name="P73">выносем простых значений в отдельный файл <text:bookmark-start text:name="__DdeLink__644_892427584"/>musicPlayer.properties<text:bookmark-end text:name="__DdeLink__644_892427584"/> и подключим </text:p>
      <text:p text:style-name="P73"/>
      <text:p text:style-name="P74"/>
      <text:p text:style-name="P69"/>
      <text:p text:style-name="P68"/>
      <text:p text:style-name="P68"/>
      <text:p text:style-name="P68"/>
      <text:p text:style-name="P68"><text:line-break/></text:p>
      <text:p text:style-name="P96"/>
      <text:p text:style-name="P68"/>
      <text:p text:style-name="P63">Урок <text:span text:style-name="T60">7</text:span></text:p>
      <text:p text:style-name="P31"><text:span text:style-name="T60">Bean scope (область видимостм бинов)</text:span> </text:p>
      <text:p text:style-name="P37">https://www.youtube.com/watch?v=IcwWPjeBpFU&amp;list=PLAma_mKffTOR5o0WNHnY0mTjKxnCgSXrZ&amp;index=7</text:p>
      <text:p text:style-name="P68"/>
      <text:p text:style-name="P34">Способы внедрения зависимости </text:p>
      <text:p text:style-name="P85">- через конструктор <text:span text:style-name="T60">(пройдено)</text:span></text:p>
      <text:p text:style-name="P85">- через Setter <text:span text:style-name="T60">(пройдено)</text:span></text:p>
      <text:p text:style-name="P85"><text:tab/>- <text:span text:style-name="T60">Можем внедрять ссылочные значения или простые значения</text:span></text:p>
      <text:p text:style-name="P85"><text:tab/>- <text:span text:style-name="T60">Можем внедрять значения из внешнего файла</text:span></text:p>
      <text:p text:style-name="P17"/>
      <text:p text:style-name="P17">- <text:span text:style-name="T60">У бинов е</text:span>сть множество конфигураций <text:s/>(<text:span text:style-name="T61">sco</text:span><text:span text:style-name="T62">pe</text:span>, <text:span text:style-name="T24">init-metod, destroy-metod, </text:span>factory method и тд)</text:p>
      <text:p text:style-name="P11"><text:span text:style-name="T46">- Можно внедрять <text:s/>серез </text:span>:</text:p>
      <text:p text:style-name="P11"><text:tab/><text:span text:style-name="T61">* XMLфайла </text:span></text:p>
      <text:p text:style-name="P11"><text:tab/>* Java аннотаций</text:p>
      <text:p text:style-name="P11"><text:tab/>* и Java кода </text:p>
      <text:p text:style-name="P17">- Процесс внедрения можно автоматизировать (Autowiring)</text:p>
      <text:p text:style-name="P17"/>
      <text:p text:style-name="P19">По умолчанию создается Singltone . <text:span text:style-name="T63">И при вызове <text:s/>метода getBean() возвращается один и тот же объект.</text:span></text:p>
      <text:p text:style-name="P19"/>
      <text:p text:style-name="P20">scope=“singletone“</text:p>
      <text:p text:style-name="P20">scope=“prototype“</text:p>
      <text:p text:style-name="P20">scope=“request“</text:p>
      <text:p text:style-name="P20">scope=“session“</text:p>
      <text:p text:style-name="P20">scope=“global-session“</text:p>
      <text:p text:style-name="P20"/>
      <text:p text:style-name="P20">Практика 6-49</text:p>
      <text:p text:style-name="P20"/>
      <text:p text:style-name="P84"/>
      <text:p text:style-name="P21"/>
      <text:p text:style-name="P20"/>
      <text:p text:style-name="P97">Урок <text:span text:style-name="T64">8</text:span></text:p>
      <text:p text:style-name="P5">Специальные методы бинов (i<text:span text:style-name="T55">nit-metod, destroy-metod, </text:span><text:span text:style-name="T54">factory method </text:span>)</text:p>
      <text:p text:style-name="P5"/>
      <text:p text:style-name="P5"><text:a xlink:type="simple" xlink:href="https://www.youtube.com/watch?v=MVbBLoZrT2A&amp;list=PLAma_mKffTOR5o0WNHnY0mTjKxnCgSXrZ&amp;index=8" text:style-name="Internet_20_link" text:visited-style-name="Visited_20_Internet_20_Link"><text:span text:style-name="T69">https://www.youtube.com/watch?v=MVbBLoZrT2A&amp;list=PLAma_mKffTOR5o0WNHnY0mTjKxnCgSXrZ&amp;index=8</text:span></text:a></text:p>
      <text:p text:style-name="P5"/>
      <text:p text:style-name="P5">i<text:span text:style-name="T24">nit-metod </text:span><text:span text:style-name="T51">метод который запускается в ходе инициализации бина (допустим вам необходимо еше проинициализировать <text:s/>ресурсы ., обратиться к внешним файлам запустить БД)</text:span></text:p>
      <text:p text:style-name="P22"/>
      <text:p text:style-name="P5"><text:span text:style-name="T24">destroy-metod</text:span><text:span text:style-name="T55"> <text:s/></text:span><text:span text:style-name="T51">Метод который запускается пере уничтожением бина (при завершении приложения, очистка ресурсов, закрытие потока ввода вывода, закрытие доступа в БД )</text:span></text:p>
      <text:p text:style-name="P22"/>
      <text:p text:style-name="P25">в коде</text:p>
      <text:p text:style-name="P25"><draw:frame text:anchor-type="paragraph" draw:z-index="11" draw:name="Фигура5" draw:style-name="gr7" draw:text-style-name="P121" svg:width="15.294cm" svg:height="2.472cm" svg:x="0.086cm" svg:y="0.406cm"><draw:text-box><text:p text:style-name="P119"><text:span text:style-name="T94">&lt;bean id="musicBean" </text:span></text:p><text:p text:style-name="P119"><text:span text:style-name="T94"><text:s text:c="4"/></text:span><text:span text:style-name="T94">class="org.example.ClassicalMusic"&gt; <text:s text:c="3"/></text:span></text:p><text:p><text:span text:style-name="T94"><text:s text:c="4"/></text:span><text:span text:style-name="T94">init-method="doMyInit"</text:span></text:p><text:p><text:span text:style-name="T94"><text:s text:c="4"/></text:span><text:span text:style-name="T94">destroy-method="doMyDestroy" &gt;</text:span></text:p><text:p text:style-name="P120"><text:span text:style-name="T94">&lt;/bean&gt;</text:span></text:p></draw:text-box></draw:frame></text:p>
      <text:p text:style-name="P25"/>
      <text:p text:style-name="P25"/>
      <text:p text:style-name="P25"/>
      <text:p text:style-name="P25"/>
      <text:p text:style-name="P114"/>
      <text:p text:style-name="P25"/>
      <text:p text:style-name="P23"/>
      <text:p text:style-name="P24">методы doMyInit<text:span text:style-name="T65">() и </text:span>doMyDestroy<text:span text:style-name="T65">() должны быть реализованы в классе бина <text:s/>ClassicalMusic</text:span></text:p>
      <text:p text:style-name="P23"/>
      <text:p text:style-name="P26">Практика 4-44</text:p>
      <text:p text:style-name="P86"/>
      <text:p text:style-name="P87"><text:span text:style-name="T15">Если у бина проставить scope=“prototype“ метод </text:span><text:s/><text:span text:style-name="T16">destroy-method </text:span><text:span text:style-name="T18">вызываться не будет.</text:span></text:p>
      <text:p text:style-name="P44"/>
      <text:p text:style-name="P27"><text:s/></text:p>
      <text:p text:style-name="P43"><text:span text:style-name="T54">factory method </text:span><text:span text:style-name="T56">Фабричный метод</text:span></text:p>
      <text:p text:style-name="P27"/>
      <text:p text:style-name="P18"><draw:frame text:anchor-type="paragraph" draw:z-index="12" draw:name="Фигура5" draw:style-name="gr8" draw:text-style-name="P121" svg:width="15.294cm" svg:height="2.696cm" svg:x="-0.099cm" svg:y="0.91cm"><draw:text-box><text:p text:style-name="P119"><text:span text:style-name="T94">&lt;bean id="musicBean" </text:span></text:p><text:p text:style-name="P119"><text:span text:style-name="T94"><text:s text:c="4"/></text:span><text:span text:style-name="T85">class</text:span><text:span text:style-name="T86">="org.example.ClassicalMusic"</text:span><text:span text:style-name="T86"><text:line-break/></text:span><text:span text:style-name="T86"> <text:s text:c="3"/></text:span><text:span text:style-name="T85">init-method</text:span><text:span text:style-name="T86">="doMyInit"</text:span><text:span text:style-name="T86"><text:line-break/></text:span><text:span text:style-name="T86"> <text:s text:c="3"/></text:span><text:span text:style-name="T85">destroy-method</text:span><text:span text:style-name="T86">="doMyDestroy"</text:span><text:span text:style-name="T86"><text:line-break/></text:span><text:span text:style-name="T86"> <text:s text:c="3"/></text:span><text:span text:style-name="T85">factory-method</text:span><text:span text:style-name="T86">="getClassicalMusic"</text:span><text:span text:style-name="T82">&gt;</text:span></text:p><text:p text:style-name="P120"><text:span text:style-name="T94">&lt;/bean&gt;</text:span></text:p></draw:text-box></draw:frame>https://refactoring.guru///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1" svg:font-family="'JetBrains Mono', monospace"/>
    <style:font-face style:name="Lohit Devanagari1" svg:font-family="'Lohit Devanagari'"/>
    <style:font-face style:name="JetBrains Mono2" svg:font-family="'JetBrains Mono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2T23:11:50.611787767</meta:creation-date>
    <dc:date>2022-09-26T22:55:03.986396803</dc:date>
    <meta:editing-duration>PT2H12M24S</meta:editing-duration>
    <meta:editing-cycles>16</meta:editing-cycles>
    <meta:generator>LibreOffice/6.0.7.3$Linux_X86_64 LibreOffice_project/00m0$Build-3</meta:generator>
    <meta:document-statistic meta:table-count="0" meta:image-count="1" meta:object-count="0" meta:page-count="11" meta:paragraph-count="168" meta:word-count="975" meta:character-count="8275" meta:non-whitespace-character-count="7339"/>
  </office:meta>
</office:document-meta>
</file>